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e4b1" officeooo:paragraph-rsid="0003e4b1"/>
    </style:style>
    <style:style style:name="P2" style:family="paragraph" style:parent-style-name="Standard">
      <style:text-properties officeooo:rsid="00050955" officeooo:paragraph-rsid="00050955"/>
    </style:style>
    <style:style style:name="P3" style:family="paragraph" style:parent-style-name="Standard">
      <style:text-properties officeooo:rsid="00062ca7" officeooo:paragraph-rsid="00062ca7"/>
    </style:style>
    <style:style style:name="T1" style:family="text">
      <style:text-properties officeooo:rsid="00062c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9507234" text:style-name="L1">
        <text:list-header>
          <text:p text:style-name="P1"/>
        </text:list-header>
      </text:list>
      <text:p text:style-name="P2">Haz un pequeño manual <text:span text:style-name="T1">(Con vídeo o capturas de pantallas) </text:span>para dos editores de código, donde <text:span text:style-name="T1">se explique como:</text:span></text:p>
      <text:p text:style-name="P3">Instalarlo.</text:p>
      <text:p text:style-name="P2"><text:span text:style-name="T1">S</text:span>e selecciona<text:span text:style-name="T1">r</text:span> y edita<text:span text:style-name="T1">r</text:span> varias líneas a la vez.</text:p>
      <text:p text:style-name="P3">Instalar y <text:s/>utilizar la extensión Emmet</text:p>
      <text:p text:style-name="P3">Instalar y utilizar algún sistema de previsualización dinámica de las páginas que se están creando.</text:p>
      <text:p text:style-name="P3"/>
      <text:p text:style-name="P3">Si es un vídeo subir a Youtube y entregar la URL</text:p>
      <text:p text:style-name="P3">Si es un documento debe ser un PDF con imágenes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3:08:44.617264355</meta:creation-date>
    <dc:date>2020-04-17T19:37:40.157491726</dc:date>
    <meta:editing-duration>PT5M19S</meta:editing-duration>
    <meta:editing-cycles>1</meta:editing-cycles>
    <meta:document-statistic meta:table-count="0" meta:image-count="0" meta:object-count="0" meta:page-count="1" meta:paragraph-count="7" meta:word-count="71" meta:character-count="402" meta:non-whitespace-character-count="337"/>
    <meta:generator>LibreOffice/6.0.7.3$Linux_X86_64 LibreOffice_project/00m0$Build-3</meta:generator>
  </office:meta>
</office:document-meta>
</file>